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3.5102in"/>
    </style:style>
    <style:style style:name="co4" style:family="table-column">
      <style:table-column-properties fo:break-before="auto" style:column-width="2.9272in"/>
    </style:style>
    <style:style style:name="co5" style:family="table-column">
      <style:table-column-properties fo:break-before="auto" style:column-width="2.1043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Data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keyAdded</text:p>
          </table:table-cell>
          <table:table-cell table:number-columns-repeated="1023"/>
        </table:table-row>
        <table:table-row table:style-name="ro1">
          <table:table-cell office:value-type="string">
            <text:p>addKey</text:p>
          </table:table-cell>
          <table:table-cell office:value-type="string">
            <text:p>if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CCNUM</text:p>
          </table:table-cell>
          <table:table-cell office:value-type="string">
            <text:p>limit</text:p>
          </table:table-cell>
          <table:table-cell/>
          <table:table-cell office:value-type="string">
            <text:p>give_technolog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s_technology</text:p>
          </table:table-cell>
          <table:table-cell office:value-type="string">
            <text:p>NOT</text:p>
          </table:table-cell>
          <table:table-cell office:value-type="string">
            <text:p>message</text:p>
          </table:table-cell>
          <table:table-cell office:value-type="string">
            <text:p>tech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has_technolog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ike_craft_tech_check</text:p>
          </table:table-cell>
          <table:table-cell office:value-type="string">
            <text:p>OCC0</text:p>
          </table:table-cell>
          <table:table-cell office:value-type="string">
            <text:p>tfw_psi_strike_craft</text:p>
          </table:table-cell>
          <table:table-cell office:value-type="string">
            <text:p>tech_psionic_theory</text:p>
          </table:table-cell>
          <table:table-cell office:value-type="string">
            <text:p>no</text:p>
          </table:table-cell>
          <table:table-cell office:value-type="string">
            <text:p>tech_psionic_the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fw_psi_strike_craft</text:p>
          </table:table-cell>
          <table:table-cell office:value-type="string">
            <text:p>tech_spaceport_3</text:p>
          </table:table-cell>
          <table:table-cell office:value-type="string">
            <text:p>no</text:p>
          </table:table-cell>
          <table:table-cell office:value-type="string">
            <text:p>tech_spacepor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fw_psi_strike_craft</text:p>
          </table:table-cell>
          <table:table-cell office:value-type="string">
            <text:p>tfw_psi_machinery</text:p>
          </table:table-cell>
          <table:table-cell office:value-type="string">
            <text:p>no</text:p>
          </table:table-cell>
          <table:table-cell office:value-type="string">
            <text:p>tfw_psi_machine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fw_psi_strike_craft</text:p>
          </table:table-cell>
          <table:table-cell office:value-type="string">
            <text:p>tech_strike_craft_3</text:p>
          </table:table-cell>
          <table:table-cell office:value-type="string">
            <text:p>no</text:p>
          </table:table-cell>
          <table:table-cell office:value-type="string">
            <text:p>tech_strike_craf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fw_machine_strike_swarm</text:p>
          </table:table-cell>
          <table:table-cell office:value-type="string">
            <text:p>tech_strike_craft_3</text:p>
          </table:table-cell>
          <table:table-cell office:value-type="string">
            <text:p>no</text:p>
          </table:table-cell>
          <table:table-cell office:value-type="string">
            <text:p>tech_strike_craf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fw_strike_drone</text:p>
          </table:table-cell>
          <table:table-cell office:value-type="string">
            <text:p>tech_strike_craft_3</text:p>
          </table:table-cell>
          <table:table-cell office:value-type="string">
            <text:p>no</text:p>
          </table:table-cell>
          <table:table-cell office:value-type="string">
            <text:p>tech_strike_craf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fw_strike_craft_4</text:p>
          </table:table-cell>
          <table:table-cell office:value-type="string">
            <text:p>tech_strike_craft_3</text:p>
          </table:table-cell>
          <table:table-cell office:value-type="string">
            <text:p>no</text:p>
          </table:table-cell>
          <table:table-cell office:value-type="string">
            <text:p>tech_strike_craf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strike_craft_3</text:p>
          </table:table-cell>
          <table:table-cell office:value-type="string">
            <text:p>tech_strike_craft_2</text:p>
          </table:table-cell>
          <table:table-cell office:value-type="string">
            <text:p>no</text:p>
          </table:table-cell>
          <table:table-cell office:value-type="string">
            <text:p>tech_strike_craft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strike_craft_2</text:p>
          </table:table-cell>
          <table:table-cell office:value-type="string">
            <text:p>tech_strike_craft_1</text:p>
          </table:table-cell>
          <table:table-cell office:value-type="string">
            <text:p>no</text:p>
          </table:table-cell>
          <table:table-cell office:value-type="string">
            <text:p>tech_strike_craft_1</text:p>
          </table:table-cell>
          <table:table-cell table:number-columns-repeated="1018"/>
        </table:table-row>
        <table:table-row table:style-name="ro1">
          <table:table-cell office:value-type="string">
            <text:p>energy_torpedo_tech_check</text:p>
          </table:table-cell>
          <table:table-cell office:value-type="string">
            <text:p>OCC0</text:p>
          </table:table-cell>
          <table:table-cell office:value-type="string">
            <text:p>tech_energy_torpedoes_3</text:p>
          </table:table-cell>
          <table:table-cell office:value-type="string">
            <text:p>tech_energy_torpedoes_2</text:p>
          </table:table-cell>
          <table:table-cell office:value-type="string">
            <text:p>no</text:p>
          </table:table-cell>
          <table:table-cell office:value-type="string">
            <text:p>tech_energy_torpedoe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energy_torpedoes_2</text:p>
          </table:table-cell>
          <table:table-cell office:value-type="string">
            <text:p>tech_energy_torpedoes_1</text:p>
          </table:table-cell>
          <table:table-cell office:value-type="string">
            <text:p>no</text:p>
          </table:table-cell>
          <table:table-cell office:value-type="string">
            <text:p>tech_energy_torpedoes_1</text:p>
          </table:table-cell>
          <table:table-cell table:number-columns-repeated="1018"/>
        </table:table-row>
        <table:table-row table:style-name="ro1">
          <table:table-cell office:value-type="string">
            <text:p>kinetic_artillery_tech_check</text:p>
          </table:table-cell>
          <table:table-cell office:value-type="string">
            <text:p>OCC0</text:p>
          </table:table-cell>
          <table:table-cell office:value-type="string">
            <text:p>tech_kinetic_artillery_3</text:p>
          </table:table-cell>
          <table:table-cell office:value-type="string">
            <text:p>tech_kinetic_artillery_2</text:p>
          </table:table-cell>
          <table:table-cell office:value-type="string">
            <text:p>no</text:p>
          </table:table-cell>
          <table:table-cell office:value-type="string">
            <text:p>tech_kinetic_artillery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kinetic_artillery_2</text:p>
          </table:table-cell>
          <table:table-cell office:value-type="string">
            <text:p>tech_kinetic_artillery_1</text:p>
          </table:table-cell>
          <table:table-cell office:value-type="string">
            <text:p>no</text:p>
          </table:table-cell>
          <table:table-cell office:value-type="string">
            <text:p>tech_kinetic_artillery_1</text:p>
          </table:table-cell>
          <table:table-cell table:number-columns-repeated="1018"/>
        </table:table-row>
        <table:table-row table:style-name="ro1">
          <table:table-cell office:value-type="string">
            <text:p>laser_tech_check</text:p>
          </table:table-cell>
          <table:table-cell office:value-type="string">
            <text:p>OCC0</text:p>
          </table:table-cell>
          <table:table-cell office:value-type="string">
            <text:p>tech_adv_laserstorm</text:p>
          </table:table-cell>
          <table:table-cell office:value-type="string">
            <text:p>tech_laserstorm</text:p>
          </table:table-cell>
          <table:table-cell office:value-type="string">
            <text:p>no</text:p>
          </table:table-cell>
          <table:table-cell office:value-type="string">
            <text:p>tech_laserstor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laserstorm</text:p>
          </table:table-cell>
          <table:table-cell office:value-type="string">
            <text:p>tech_lasers_5</text:p>
          </table:table-cell>
          <table:table-cell office:value-type="string">
            <text:p>no</text:p>
          </table:table-cell>
          <table:table-cell office:value-type="string">
            <text:p>tech_laser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lasers_5</text:p>
          </table:table-cell>
          <table:table-cell office:value-type="string">
            <text:p>tech_lasers_4</text:p>
          </table:table-cell>
          <table:table-cell office:value-type="string">
            <text:p>no</text:p>
          </table:table-cell>
          <table:table-cell office:value-type="string">
            <text:p>tech_laser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lasers_4</text:p>
          </table:table-cell>
          <table:table-cell office:value-type="string">
            <text:p>tech_lasers_3</text:p>
          </table:table-cell>
          <table:table-cell office:value-type="string">
            <text:p>no</text:p>
          </table:table-cell>
          <table:table-cell office:value-type="string">
            <text:p>tech_laser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lasers_3</text:p>
          </table:table-cell>
          <table:table-cell office:value-type="string">
            <text:p>tech_lasers_2</text:p>
          </table:table-cell>
          <table:table-cell office:value-type="string">
            <text:p>no</text:p>
          </table:table-cell>
          <table:table-cell office:value-type="string">
            <text:p>tech_laser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lasers_2</text:p>
          </table:table-cell>
          <table:table-cell office:value-type="string">
            <text:p>tech_lasers_1</text:p>
          </table:table-cell>
          <table:table-cell office:value-type="string">
            <text:p>no</text:p>
          </table:table-cell>
          <table:table-cell office:value-type="string">
            <text:p>tech_lasers_1</text:p>
          </table:table-cell>
          <table:table-cell table:number-columns-repeated="1018"/>
        </table:table-row>
        <table:table-row table:style-name="ro1">
          <table:table-cell office:value-type="string">
            <text:p>mass_driver_tech_check</text:p>
          </table:table-cell>
          <table:table-cell office:value-type="string">
            <text:p>OCC0</text:p>
          </table:table-cell>
          <table:table-cell office:value-type="string">
            <text:p>tech_darkmatter_emitter</text:p>
          </table:table-cell>
          <table:table-cell office:value-type="string">
            <text:p>tech_tfw_phaser_3</text:p>
          </table:table-cell>
          <table:table-cell office:value-type="string">
            <text:p>no</text:p>
          </table:table-cell>
          <table:table-cell office:value-type="string">
            <text:p>tech_tfw_phaser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phaser_3</text:p>
          </table:table-cell>
          <table:table-cell office:value-type="string">
            <text:p>tech_tfw_phaser_2</text:p>
          </table:table-cell>
          <table:table-cell office:value-type="string">
            <text:p>no</text:p>
          </table:table-cell>
          <table:table-cell office:value-type="string">
            <text:p>tech_tfw_phaser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phaser_2</text:p>
          </table:table-cell>
          <table:table-cell office:value-type="string">
            <text:p>tech_tfw_phaser_1</text:p>
          </table:table-cell>
          <table:table-cell office:value-type="string">
            <text:p>no</text:p>
          </table:table-cell>
          <table:table-cell office:value-type="string">
            <text:p>tech_tfw_phaser_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phaser_1</text:p>
          </table:table-cell>
          <table:table-cell office:value-type="string">
            <text:p>tech_lasers_3</text:p>
          </table:table-cell>
          <table:table-cell office:value-type="string">
            <text:p>no</text:p>
          </table:table-cell>
          <table:table-cell office:value-type="string">
            <text:p>tech_laser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fw_gauss_7</text:p>
          </table:table-cell>
          <table:table-cell office:value-type="string">
            <text:p>tech_tfw_gauss_6</text:p>
          </table:table-cell>
          <table:table-cell office:value-type="string">
            <text:p>no</text:p>
          </table:table-cell>
          <table:table-cell office:value-type="string">
            <text:p>tech_tfw_gauss_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tfw_gauss_6</text:p>
          </table:table-cell>
          <table:table-cell office:value-type="string">
            <text:p>tech_mass_drivers_5</text:p>
          </table:table-cell>
          <table:table-cell office:value-type="string">
            <text:p>no</text:p>
          </table:table-cell>
          <table:table-cell office:value-type="string">
            <text:p>tech_mass_driver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mass_drivers_5</text:p>
          </table:table-cell>
          <table:table-cell office:value-type="string">
            <text:p>tech_mass_drivers_4</text:p>
          </table:table-cell>
          <table:table-cell office:value-type="string">
            <text:p>no</text:p>
          </table:table-cell>
          <table:table-cell office:value-type="string">
            <text:p>tech_mass_driver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mass_drivers_4</text:p>
          </table:table-cell>
          <table:table-cell office:value-type="string">
            <text:p>tech_mass_drivers_3</text:p>
          </table:table-cell>
          <table:table-cell office:value-type="string">
            <text:p>no</text:p>
          </table:table-cell>
          <table:table-cell office:value-type="string">
            <text:p>tech_mass_driver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mass_drivers_3</text:p>
          </table:table-cell>
          <table:table-cell office:value-type="string">
            <text:p>tech_mass_drivers_2</text:p>
          </table:table-cell>
          <table:table-cell office:value-type="string">
            <text:p>no</text:p>
          </table:table-cell>
          <table:table-cell office:value-type="string">
            <text:p>tech_mass_driver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9</text:p>
          </table:table-cell>
          <table:table-cell office:value-type="string">
            <text:p>tech_mass_drivers_2</text:p>
          </table:table-cell>
          <table:table-cell office:value-type="string">
            <text:p>tech_mass_drivers_1</text:p>
          </table:table-cell>
          <table:table-cell office:value-type="string">
            <text:p>no</text:p>
          </table:table-cell>
          <table:table-cell office:value-type="string">
            <text:p>tech_mass_drivers_1</text:p>
          </table:table-cell>
          <table:table-cell table:number-columns-repeated="1018"/>
        </table:table-row>
        <table:table-row table:style-name="ro1">
          <table:table-cell office:value-type="string">
            <text:p>missile_tech_check</text:p>
          </table:table-cell>
          <table:table-cell office:value-type="string">
            <text:p>OCC0</text:p>
          </table:table-cell>
          <table:table-cell office:value-type="string">
            <text:p>tech_tfw_as_missiles_2</text:p>
          </table:table-cell>
          <table:table-cell office:value-type="string">
            <text:p>tech_tfw_as_missiles_1</text:p>
          </table:table-cell>
          <table:table-cell office:value-type="string">
            <text:p>no</text:p>
          </table:table-cell>
          <table:table-cell office:value-type="string">
            <text:p>tech_tfw_as_missiles_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as_missiles_1</text:p>
          </table:table-cell>
          <table:table-cell office:value-type="string">
            <text:p>tech_mine_neutronium</text:p>
          </table:table-cell>
          <table:table-cell office:value-type="string">
            <text:p>no</text:p>
          </table:table-cell>
          <table:table-cell office:value-type="string">
            <text:p>tech_mine_neutroniu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as_missiles_1</text:p>
          </table:table-cell>
          <table:table-cell office:value-type="string">
            <text:p>tech_missiles_5</text:p>
          </table:table-cell>
          <table:table-cell office:value-type="string">
            <text:p>no</text:p>
          </table:table-cell>
          <table:table-cell office:value-type="string">
            <text:p>tech_missile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aa_missiles_2</text:p>
          </table:table-cell>
          <table:table-cell office:value-type="string">
            <text:p>tech_tfw_aa_missiles_1</text:p>
          </table:table-cell>
          <table:table-cell office:value-type="string">
            <text:p>no</text:p>
          </table:table-cell>
          <table:table-cell office:value-type="string">
            <text:p>tech_tfw_aa_missiles_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fw_aa_missiles_1</text:p>
          </table:table-cell>
          <table:table-cell office:value-type="string">
            <text:p>tech_missiles_5</text:p>
          </table:table-cell>
          <table:table-cell office:value-type="string">
            <text:p>no</text:p>
          </table:table-cell>
          <table:table-cell office:value-type="string">
            <text:p>tech_missile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missiles_5</text:p>
          </table:table-cell>
          <table:table-cell office:value-type="string">
            <text:p>tech_missiles_4</text:p>
          </table:table-cell>
          <table:table-cell office:value-type="string">
            <text:p>no</text:p>
          </table:table-cell>
          <table:table-cell office:value-type="string">
            <text:p>tech_missile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missiles_4</text:p>
          </table:table-cell>
          <table:table-cell office:value-type="string">
            <text:p>tech_missiles_3</text:p>
          </table:table-cell>
          <table:table-cell office:value-type="string">
            <text:p>no</text:p>
          </table:table-cell>
          <table:table-cell office:value-type="string">
            <text:p>tech_missile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missiles_3</text:p>
          </table:table-cell>
          <table:table-cell office:value-type="string">
            <text:p>tech_missiles_2</text:p>
          </table:table-cell>
          <table:table-cell office:value-type="string">
            <text:p>no</text:p>
          </table:table-cell>
          <table:table-cell office:value-type="string">
            <text:p>tech_missile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missiles_2</text:p>
          </table:table-cell>
          <table:table-cell office:value-type="string">
            <text:p>tech_missiles_1</text:p>
          </table:table-cell>
          <table:table-cell office:value-type="string">
            <text:p>no</text:p>
          </table:table-cell>
          <table:table-cell office:value-type="string">
            <text:p>tech_missiles_1</text:p>
          </table:table-cell>
          <table:table-cell table:number-columns-repeated="1018"/>
        </table:table-row>
        <table:table-row table:style-name="ro1">
          <table:table-cell office:value-type="string">
            <text:p>autocannon_tech_check</text:p>
          </table:table-cell>
          <table:table-cell office:value-type="string">
            <text:p>OCC0</text:p>
          </table:table-cell>
          <table:table-cell office:value-type="string">
            <text:p>tech_tfw_stormfire_pd</text:p>
          </table:table-cell>
          <table:table-cell office:value-type="string">
            <text:p>tech_autocannons_3</text:p>
          </table:table-cell>
          <table:table-cell office:value-type="string">
            <text:p>no</text:p>
          </table:table-cell>
          <table:table-cell office:value-type="string">
            <text:p>tech_autocannon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autocannons_5</text:p>
          </table:table-cell>
          <table:table-cell office:value-type="string">
            <text:p>tech_tfw_autocannons_4</text:p>
          </table:table-cell>
          <table:table-cell office:value-type="string">
            <text:p>no</text:p>
          </table:table-cell>
          <table:table-cell office:value-type="string">
            <text:p>tech_tfw_autocannon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autocannons_4</text:p>
          </table:table-cell>
          <table:table-cell office:value-type="string">
            <text:p>tech_autocannons_3</text:p>
          </table:table-cell>
          <table:table-cell office:value-type="string">
            <text:p>no</text:p>
          </table:table-cell>
          <table:table-cell office:value-type="string">
            <text:p>tech_autocannon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autocannons_3</text:p>
          </table:table-cell>
          <table:table-cell office:value-type="string">
            <text:p>tech_autocannons_2</text:p>
          </table:table-cell>
          <table:table-cell office:value-type="string">
            <text:p>no</text:p>
          </table:table-cell>
          <table:table-cell office:value-type="string">
            <text:p>tech_autocannon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autocannons_2</text:p>
          </table:table-cell>
          <table:table-cell office:value-type="string">
            <text:p>tech_autocannons_1</text:p>
          </table:table-cell>
          <table:table-cell office:value-type="string">
            <text:p>no</text:p>
          </table:table-cell>
          <table:table-cell office:value-type="string">
            <text:p>tech_autocannons_1</text:p>
          </table:table-cell>
          <table:table-cell table:number-columns-repeated="1018"/>
        </table:table-row>
        <table:table-row table:style-name="ro1">
          <table:table-cell office:value-type="string">
            <text:p>pd_tech_check</text:p>
          </table:table-cell>
          <table:table-cell office:value-type="string">
            <text:p>OCC0</text:p>
          </table:table-cell>
          <table:table-cell office:value-type="string">
            <text:p>tech_tfw_stormfire_pd</text:p>
          </table:table-cell>
          <table:table-cell office:value-type="string">
            <text:p>tech_pd_tracking_3</text:p>
          </table:table-cell>
          <table:table-cell office:value-type="string">
            <text:p>no</text:p>
          </table:table-cell>
          <table:table-cell office:value-type="string">
            <text:p>tech_pd_tracking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pd_tracking_3</text:p>
          </table:table-cell>
          <table:table-cell office:value-type="string">
            <text:p>tech_pd_tracking_2</text:p>
          </table:table-cell>
          <table:table-cell office:value-type="string">
            <text:p>no</text:p>
          </table:table-cell>
          <table:table-cell office:value-type="string">
            <text:p>tech_pd_tracking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pd_tracking_2</text:p>
          </table:table-cell>
          <table:table-cell office:value-type="string">
            <text:p>tech_pd_tracking_1</text:p>
          </table:table-cell>
          <table:table-cell office:value-type="string">
            <text:p>no</text:p>
          </table:table-cell>
          <table:table-cell office:value-type="string">
            <text:p>tech_pd_tracking_1</text:p>
          </table:table-cell>
          <table:table-cell table:number-columns-repeated="1018"/>
        </table:table-row>
        <table:table-row table:style-name="ro1">
          <table:table-cell office:value-type="string">
            <text:p>swarmer_missile_tech_check</text:p>
          </table:table-cell>
          <table:table-cell office:value-type="string">
            <text:p>OCC0</text:p>
          </table:table-cell>
          <table:table-cell office:value-type="string">
            <text:p>tech_tfw_swarmer_missiles_3</text:p>
          </table:table-cell>
          <table:table-cell office:value-type="string">
            <text:p>tech_swarmer_missiles_2</text:p>
          </table:table-cell>
          <table:table-cell office:value-type="string">
            <text:p>no</text:p>
          </table:table-cell>
          <table:table-cell office:value-type="string">
            <text:p>tech_swarmer_missile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swarmer_missiles_2</text:p>
          </table:table-cell>
          <table:table-cell office:value-type="string">
            <text:p>tech_swarmer_missiles_1</text:p>
          </table:table-cell>
          <table:table-cell office:value-type="string">
            <text:p>no</text:p>
          </table:table-cell>
          <table:table-cell office:value-type="string">
            <text:p>tech_swarmer_missiles_1</text:p>
          </table:table-cell>
          <table:table-cell table:number-columns-repeated="1018"/>
        </table:table-row>
        <table:table-row table:style-name="ro1">
          <table:table-cell office:value-type="string">
            <text:p>torpedo_tech_check</text:p>
          </table:table-cell>
          <table:table-cell office:value-type="string">
            <text:p>OCC0</text:p>
          </table:table-cell>
          <table:table-cell office:value-type="string">
            <text:p>tech_tfw_torpedoes_5</text:p>
          </table:table-cell>
          <table:table-cell office:value-type="string">
            <text:p>tech_tfw_torpedoes_4</text:p>
          </table:table-cell>
          <table:table-cell office:value-type="string">
            <text:p>no</text:p>
          </table:table-cell>
          <table:table-cell office:value-type="string">
            <text:p>tech_tfw_torpedoe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torpedoes_4</text:p>
          </table:table-cell>
          <table:table-cell office:value-type="string">
            <text:p>tech_torpedoes_3</text:p>
          </table:table-cell>
          <table:table-cell office:value-type="string">
            <text:p>no</text:p>
          </table:table-cell>
          <table:table-cell office:value-type="string">
            <text:p>tech_torpedoe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orpedoes_3</text:p>
          </table:table-cell>
          <table:table-cell office:value-type="string">
            <text:p>tech_torpedoes_2</text:p>
          </table:table-cell>
          <table:table-cell office:value-type="string">
            <text:p>no</text:p>
          </table:table-cell>
          <table:table-cell office:value-type="string">
            <text:p>tech_torpedoe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orpedoes_2</text:p>
          </table:table-cell>
          <table:table-cell office:value-type="string">
            <text:p>tech_torpedoes_1</text:p>
          </table:table-cell>
          <table:table-cell office:value-type="string">
            <text:p>no</text:p>
          </table:table-cell>
          <table:table-cell office:value-type="string">
            <text:p>tech_torpedoes_1</text:p>
          </table:table-cell>
          <table:table-cell table:number-columns-repeated="1018"/>
        </table:table-row>
        <table:table-row table:style-name="ro1">
          <table:table-cell office:value-type="string">
            <text:p>plasma_tech_check</text:p>
          </table:table-cell>
          <table:table-cell office:value-type="string">
            <text:p>OCC0</text:p>
          </table:table-cell>
          <table:table-cell office:value-type="string">
            <text:p>tech_tfw_pt2</text:p>
          </table:table-cell>
          <table:table-cell office:value-type="string">
            <text:p>tech_tfw_pt1</text:p>
          </table:table-cell>
          <table:table-cell office:value-type="string">
            <text:p>no</text:p>
          </table:table-cell>
          <table:table-cell office:value-type="string">
            <text:p>tech_tfw_pt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pt1</text:p>
          </table:table-cell>
          <table:table-cell office:value-type="string">
            <text:p>tech_tfw_pt</text:p>
          </table:table-cell>
          <table:table-cell office:value-type="string">
            <text:p>no</text:p>
          </table:table-cell>
          <table:table-cell office:value-type="string">
            <text:p>tech_tfw_p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pt</text:p>
          </table:table-cell>
          <table:table-cell office:value-type="string">
            <text:p>tech_plasma_3</text:p>
          </table:table-cell>
          <table:table-cell office:value-type="string">
            <text:p>no</text:p>
          </table:table-cell>
          <table:table-cell office:value-type="string">
            <text:p>tech_plasma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plasma_3</text:p>
          </table:table-cell>
          <table:table-cell office:value-type="string">
            <text:p>tech_plasma_2</text:p>
          </table:table-cell>
          <table:table-cell office:value-type="string">
            <text:p>no</text:p>
          </table:table-cell>
          <table:table-cell office:value-type="string">
            <text:p>tech_plasma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plasma_2</text:p>
          </table:table-cell>
          <table:table-cell office:value-type="string">
            <text:p>tech_plasma_1</text:p>
          </table:table-cell>
          <table:table-cell office:value-type="string">
            <text:p>no</text:p>
          </table:table-cell>
          <table:table-cell office:value-type="string">
            <text:p>tech_plasma_1</text:p>
          </table:table-cell>
          <table:table-cell table:number-columns-repeated="1018"/>
        </table:table-row>
        <table:table-row table:style-name="ro1">
          <table:table-cell office:value-type="string">
            <text:p>flak_tech_check</text:p>
          </table:table-cell>
          <table:table-cell office:value-type="string">
            <text:p>OCC0</text:p>
          </table:table-cell>
          <table:table-cell office:value-type="string">
            <text:p>tech_tfw_flak_batteries_3</text:p>
          </table:table-cell>
          <table:table-cell office:value-type="string">
            <text:p>tech_flak_batteries_2</text:p>
          </table:table-cell>
          <table:table-cell office:value-type="string">
            <text:p>no</text:p>
          </table:table-cell>
          <table:table-cell office:value-type="string">
            <text:p>tech_flak_batterie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flak_batteries_2</text:p>
          </table:table-cell>
          <table:table-cell office:value-type="string">
            <text:p>tech_flak_batteries_1</text:p>
          </table:table-cell>
          <table:table-cell office:value-type="string">
            <text:p>no</text:p>
          </table:table-cell>
          <table:table-cell office:value-type="string">
            <text:p>tech_flak_batteries_1</text:p>
          </table:table-cell>
          <table:table-cell table:number-columns-repeated="1018"/>
        </table:table-row>
        <table:table-row table:style-name="ro1">
          <table:table-cell office:value-type="string">
            <text:p>armor_tech_check</text:p>
          </table:table-cell>
          <table:table-cell office:value-type="string">
            <text:p>OCC0</text:p>
          </table:table-cell>
          <table:table-cell office:value-type="string">
            <text:p>tech_tfw_bioarmor_2</text:p>
          </table:table-cell>
          <table:table-cell office:value-type="string">
            <text:p>tech_tfw_bioarmor_1</text:p>
          </table:table-cell>
          <table:table-cell office:value-type="string">
            <text:p>no</text:p>
          </table:table-cell>
          <table:table-cell office:value-type="string">
            <text:p>tech_tfw_bioarmor_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bioarmor_1</text:p>
          </table:table-cell>
          <table:table-cell office:value-type="string">
            <text:p>tech_tfw_rapid_cell_replication</text:p>
          </table:table-cell>
          <table:table-cell office:value-type="string">
            <text:p>no</text:p>
          </table:table-cell>
          <table:table-cell office:value-type="string">
            <text:p>tech_tfw_rapid_cell_replica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bioarmor_1</text:p>
          </table:table-cell>
          <table:table-cell office:value-type="string">
            <text:p>tech_gene_tailoring</text:p>
          </table:table-cell>
          <table:table-cell office:value-type="string">
            <text:p>no</text:p>
          </table:table-cell>
          <table:table-cell office:value-type="string">
            <text:p>tech_gene_tailor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bioarmor_1</text:p>
          </table:table-cell>
          <table:table-cell office:value-type="string">
            <text:p>tech_tfw_ship_armor_8</text:p>
          </table:table-cell>
          <table:table-cell office:value-type="string">
            <text:p>no</text:p>
          </table:table-cell>
          <table:table-cell office:value-type="string">
            <text:p>tech_tfw_ship_armor_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fw_ship_armor_10</text:p>
          </table:table-cell>
          <table:table-cell office:value-type="string">
            <text:p>tech_tfw_ship_armor_9</text:p>
          </table:table-cell>
          <table:table-cell office:value-type="string">
            <text:p>no</text:p>
          </table:table-cell>
          <table:table-cell office:value-type="string">
            <text:p>tech_tfw_ship_armor_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tfw_ship_armor_9</text:p>
          </table:table-cell>
          <table:table-cell office:value-type="string">
            <text:p>tech_tfw_ship_armor_8</text:p>
          </table:table-cell>
          <table:table-cell office:value-type="string">
            <text:p>no</text:p>
          </table:table-cell>
          <table:table-cell office:value-type="string">
            <text:p>tech_tfw_ship_armor_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tfw_ship_armor_8</text:p>
          </table:table-cell>
          <table:table-cell office:value-type="string">
            <text:p>tech_tfw_ship_armor_7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tfw_ship_armor_6</text:p>
          </table:table-cell>
          <table:table-cell office:value-type="string">
            <text:p>tech_ship_armor_5</text:p>
          </table:table-cell>
          <table:table-cell office:value-type="string">
            <text:p>no</text:p>
          </table:table-cell>
          <table:table-cell office:value-type="string">
            <text:p>tech_ship_armor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tfw_ship_armor_7</text:p>
          </table:table-cell>
          <table:table-cell office:value-type="string">
            <text:p>tech_tfw_ship_armor_6</text:p>
          </table:table-cell>
          <table:table-cell office:value-type="string">
            <text:p>no</text:p>
          </table:table-cell>
          <table:table-cell office:value-type="string">
            <text:p>tech_tfw_ship_armor_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9</text:p>
          </table:table-cell>
          <table:table-cell office:value-type="string">
            <text:p>tech_tfw_ship_armor_8</text:p>
          </table:table-cell>
          <table:table-cell office:value-type="string">
            <text:p>tech_tfw_ship_armor_7</text:p>
          </table:table-cell>
          <table:table-cell office:value-type="string">
            <text:p>no</text:p>
          </table:table-cell>
          <table:table-cell office:value-type="string">
            <text:p>tech_tfw_ship_armor_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0</text:p>
          </table:table-cell>
          <table:table-cell office:value-type="string">
            <text:p>tech_dragon_armor</text:p>
          </table:table-cell>
          <table:table-cell office:value-type="string">
            <text:p>tech_ship_armor_5</text:p>
          </table:table-cell>
          <table:table-cell office:value-type="string">
            <text:p>no</text:p>
          </table:table-cell>
          <table:table-cell office:value-type="string">
            <text:p>tech_ship_armor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1</text:p>
          </table:table-cell>
          <table:table-cell office:value-type="string">
            <text:p>tech_ship_armor_5</text:p>
          </table:table-cell>
          <table:table-cell office:value-type="string">
            <text:p>tech_ship_armor_4</text:p>
          </table:table-cell>
          <table:table-cell office:value-type="string">
            <text:p>no</text:p>
          </table:table-cell>
          <table:table-cell office:value-type="string">
            <text:p>tech_ship_armor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2</text:p>
          </table:table-cell>
          <table:table-cell office:value-type="string">
            <text:p>tech_ship_armor_4</text:p>
          </table:table-cell>
          <table:table-cell office:value-type="string">
            <text:p>tech_ship_armor_3</text:p>
          </table:table-cell>
          <table:table-cell office:value-type="string">
            <text:p>no</text:p>
          </table:table-cell>
          <table:table-cell office:value-type="string">
            <text:p>tech_ship_armor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3</text:p>
          </table:table-cell>
          <table:table-cell office:value-type="string">
            <text:p>tech_ship_armor_3</text:p>
          </table:table-cell>
          <table:table-cell office:value-type="string">
            <text:p>tech_ship_armor_2</text:p>
          </table:table-cell>
          <table:table-cell office:value-type="string">
            <text:p>no</text:p>
          </table:table-cell>
          <table:table-cell office:value-type="string">
            <text:p>tech_ship_armor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4</text:p>
          </table:table-cell>
          <table:table-cell office:value-type="string">
            <text:p>tech_ship_armor_2</text:p>
          </table:table-cell>
          <table:table-cell office:value-type="string">
            <text:p>tech_ship_armor_1</text:p>
          </table:table-cell>
          <table:table-cell office:value-type="string">
            <text:p>no</text:p>
          </table:table-cell>
          <table:table-cell office:value-type="string">
            <text:p>tech_ship_armor_1</text:p>
          </table:table-cell>
          <table:table-cell table:number-columns-repeated="1018"/>
        </table:table-row>
        <table:table-row table:style-name="ro1">
          <table:table-cell office:value-type="string">
            <text:p>shield_tech_check</text:p>
          </table:table-cell>
          <table:table-cell office:value-type="string">
            <text:p>OCC0</text:p>
          </table:table-cell>
          <table:table-cell office:value-type="string">
            <text:p>tech_red_shield</text:p>
          </table:table-cell>
          <table:table-cell office:value-type="string">
            <text:p>tech_orange_shield</text:p>
          </table:table-cell>
          <table:table-cell office:value-type="string">
            <text:p>no</text:p>
          </table:table-cell>
          <table:table-cell office:value-type="string">
            <text:p>tech_orange_shie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orange_shield</text:p>
          </table:table-cell>
          <table:table-cell office:value-type="string">
            <text:p>tech_yellow_shield</text:p>
          </table:table-cell>
          <table:table-cell office:value-type="string">
            <text:p>no</text:p>
          </table:table-cell>
          <table:table-cell office:value-type="string">
            <text:p>tech_yellow_shie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yellow_shield</text:p>
          </table:table-cell>
          <table:table-cell office:value-type="string">
            <text:p>tech_green_shield</text:p>
          </table:table-cell>
          <table:table-cell office:value-type="string">
            <text:p>no</text:p>
          </table:table-cell>
          <table:table-cell office:value-type="string">
            <text:p>tech_green_shie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green_shield</text:p>
          </table:table-cell>
          <table:table-cell office:value-type="string">
            <text:p>tech_violet_shield</text:p>
          </table:table-cell>
          <table:table-cell office:value-type="string">
            <text:p>no</text:p>
          </table:table-cell>
          <table:table-cell office:value-type="string">
            <text:p>tech_violet_shie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violet_shield</text:p>
          </table:table-cell>
          <table:table-cell office:value-type="string">
            <text:p>tech_shields_5</text:p>
          </table:table-cell>
          <table:table-cell office:value-type="string">
            <text:p>no</text:p>
          </table:table-cell>
          <table:table-cell office:value-type="string">
            <text:p>tech_shield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7</text:p>
          </table:table-cell>
          <table:table-cell office:value-type="string">
            <text:p>tech_psionic_shield</text:p>
          </table:table-cell>
          <table:table-cell office:value-type="string">
            <text:p>tech_shields_5</text:p>
          </table:table-cell>
          <table:table-cell office:value-type="string">
            <text:p>no</text:p>
          </table:table-cell>
          <table:table-cell office:value-type="string">
            <text:p>tech_shield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8</text:p>
          </table:table-cell>
          <table:table-cell office:value-type="string">
            <text:p>tech_enigmatic_deflector</text:p>
          </table:table-cell>
          <table:table-cell office:value-type="string">
            <text:p>tech_shields_5</text:p>
          </table:table-cell>
          <table:table-cell office:value-type="string">
            <text:p>no</text:p>
          </table:table-cell>
          <table:table-cell office:value-type="string">
            <text:p>tech_shield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9</text:p>
          </table:table-cell>
          <table:table-cell office:value-type="string">
            <text:p>tech_shields_5</text:p>
          </table:table-cell>
          <table:table-cell office:value-type="string">
            <text:p>tech_shields_4</text:p>
          </table:table-cell>
          <table:table-cell office:value-type="string">
            <text:p>no</text:p>
          </table:table-cell>
          <table:table-cell office:value-type="string">
            <text:p>tech_shield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0</text:p>
          </table:table-cell>
          <table:table-cell office:value-type="string">
            <text:p>tech_shields_4</text:p>
          </table:table-cell>
          <table:table-cell office:value-type="string">
            <text:p>tech_shields_3</text:p>
          </table:table-cell>
          <table:table-cell office:value-type="string">
            <text:p>no</text:p>
          </table:table-cell>
          <table:table-cell office:value-type="string">
            <text:p>tech_shield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1</text:p>
          </table:table-cell>
          <table:table-cell office:value-type="string">
            <text:p>tech_shields_3</text:p>
          </table:table-cell>
          <table:table-cell office:value-type="string">
            <text:p>tech_shields_2</text:p>
          </table:table-cell>
          <table:table-cell office:value-type="string">
            <text:p>no</text:p>
          </table:table-cell>
          <table:table-cell office:value-type="string">
            <text:p>tech_shield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2</text:p>
          </table:table-cell>
          <table:table-cell office:value-type="string">
            <text:p>tech_shields_2</text:p>
          </table:table-cell>
          <table:table-cell office:value-type="string">
            <text:p>tech_shields_1</text:p>
          </table:table-cell>
          <table:table-cell office:value-type="string">
            <text:p>no</text:p>
          </table:table-cell>
          <table:table-cell office:value-type="string">
            <text:p>tech_shields_1</text:p>
          </table:table-cell>
          <table:table-cell table:number-columns-repeated="1018"/>
        </table:table-row>
        <table:table-row table:style-name="ro1">
          <table:table-cell office:value-type="string">
            <text:p>regenerative_hull_tissue_tech_check</text:p>
          </table:table-cell>
          <table:table-cell office:value-type="string">
            <text:p>OCC0</text:p>
          </table:table-cell>
          <table:table-cell office:value-type="string">
            <text:p>tfw_auto_repair_psi3</text:p>
          </table:table-cell>
          <table:table-cell office:value-type="string">
            <text:p>tech_spaceport_5</text:p>
          </table:table-cell>
          <table:table-cell office:value-type="string">
            <text:p>no</text:p>
          </table:table-cell>
          <table:table-cell office:value-type="string">
            <text:p>tech_spaceport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fw_auto_repair_psi3</text:p>
          </table:table-cell>
          <table:table-cell office:value-type="string">
            <text:p>tfw_auto_repair_psi2</text:p>
          </table:table-cell>
          <table:table-cell office:value-type="string">
            <text:p>no</text:p>
          </table:table-cell>
          <table:table-cell office:value-type="string">
            <text:p>tfw_auto_repair_psi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fw_auto_repair_psi2</text:p>
          </table:table-cell>
          <table:table-cell office:value-type="string">
            <text:p>tfw_psi_machinery</text:p>
          </table:table-cell>
          <table:table-cell office:value-type="string">
            <text:p>no</text:p>
          </table:table-cell>
          <table:table-cell office:value-type="string">
            <text:p>tfw_psi_machine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fw_auto_repair_psi2</text:p>
          </table:table-cell>
          <table:table-cell office:value-type="string">
            <text:p>tech_spaceport_3</text:p>
          </table:table-cell>
          <table:table-cell office:value-type="string">
            <text:p>no</text:p>
          </table:table-cell>
          <table:table-cell office:value-type="string">
            <text:p>tech_spacepor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fw_auto_repair_psi2</text:p>
          </table:table-cell>
          <table:table-cell office:value-type="string">
            <text:p>tech_psionic_theory</text:p>
          </table:table-cell>
          <table:table-cell office:value-type="string">
            <text:p>no</text:p>
          </table:table-cell>
          <table:table-cell office:value-type="string">
            <text:p>tech_psionic_the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fw_auto_repair_synth3</text:p>
          </table:table-cell>
          <table:table-cell office:value-type="string">
            <text:p>tech_spaceport_5</text:p>
          </table:table-cell>
          <table:table-cell office:value-type="string">
            <text:p>no</text:p>
          </table:table-cell>
          <table:table-cell office:value-type="string">
            <text:p>tech_spaceport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fw_auto_repair_synth3</text:p>
          </table:table-cell>
          <table:table-cell office:value-type="string">
            <text:p>tfw_auto_repair_synth2</text:p>
          </table:table-cell>
          <table:table-cell office:value-type="string">
            <text:p>no</text:p>
          </table:table-cell>
          <table:table-cell office:value-type="string">
            <text:p>tfw_auto_repair_synth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fw_auto_repair_synth2</text:p>
          </table:table-cell>
          <table:table-cell office:value-type="string">
            <text:p>tfw_auto_repair_synth1</text:p>
          </table:table-cell>
          <table:table-cell office:value-type="string">
            <text:p>no</text:p>
          </table:table-cell>
          <table:table-cell office:value-type="string">
            <text:p>tfw_auto_repair_synth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fw_auto_repair_3</text:p>
          </table:table-cell>
          <table:table-cell office:value-type="string">
            <text:p>tech_spaceport_5</text:p>
          </table:table-cell>
          <table:table-cell office:value-type="string">
            <text:p>no</text:p>
          </table:table-cell>
          <table:table-cell office:value-type="string">
            <text:p>tech_spaceport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9</text:p>
          </table:table-cell>
          <table:table-cell office:value-type="string">
            <text:p>tfw_auto_repair_3</text:p>
          </table:table-cell>
          <table:table-cell office:value-type="string">
            <text:p>tfw_auto_repair_2</text:p>
          </table:table-cell>
          <table:table-cell office:value-type="string">
            <text:p>no</text:p>
          </table:table-cell>
          <table:table-cell office:value-type="string">
            <text:p>tfw_auto_repair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0</text:p>
          </table:table-cell>
          <table:table-cell office:value-type="string">
            <text:p>tfw_auto_repair_2</text:p>
          </table:table-cell>
          <table:table-cell office:value-type="string">
            <text:p>tfw_auto_repair_1</text:p>
          </table:table-cell>
          <table:table-cell office:value-type="string">
            <text:p>no</text:p>
          </table:table-cell>
          <table:table-cell office:value-type="string">
            <text:p>tfw_auto_repair_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1</text:p>
          </table:table-cell>
          <table:table-cell office:value-type="string">
            <text:p>tfw_auto_repair_1</text:p>
          </table:table-cell>
          <table:table-cell office:value-type="string">
            <text:p>tfw_auto_repair_1</text:p>
          </table:table-cell>
          <table:table-cell office:value-type="string">
            <text:p>no</text:p>
          </table:table-cell>
          <table:table-cell office:value-type="string">
            <text:p>tech_robotic_workers</text:p>
          </table:table-cell>
          <table:table-cell table:number-columns-repeated="1018"/>
        </table:table-row>
        <table:table-row table:style-name="ro1">
          <table:table-cell office:value-type="string">
            <text:p>reactor_tech_check</text:p>
          </table:table-cell>
          <table:table-cell office:value-type="string">
            <text:p>OCC0</text:p>
          </table:table-cell>
          <table:table-cell office:value-type="string">
            <text:p>tech_singularity_power_opt</text:p>
          </table:table-cell>
          <table:table-cell office:value-type="string">
            <text:p>tech_singularity_power</text:p>
          </table:table-cell>
          <table:table-cell office:value-type="string">
            <text:p>no</text:p>
          </table:table-cell>
          <table:table-cell office:value-type="string">
            <text:p>tech_singularity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shield_pumps_1</text:p>
          </table:table-cell>
          <table:table-cell office:value-type="string">
            <text:p>tech_singularity_power</text:p>
          </table:table-cell>
          <table:table-cell office:value-type="string">
            <text:p>no</text:p>
          </table:table-cell>
          <table:table-cell office:value-type="string">
            <text:p>tech_singularity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singularity_power</text:p>
          </table:table-cell>
          <table:table-cell office:value-type="string">
            <text:p>tech_darkmatter_power_optimized</text:p>
          </table:table-cell>
          <table:table-cell office:value-type="string">
            <text:p>no</text:p>
          </table:table-cell>
          <table:table-cell office:value-type="string">
            <text:p>tech_darkmatter_power_optimiz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darkmatter_power_optimized</text:p>
          </table:table-cell>
          <table:table-cell office:value-type="string">
            <text:p>tech_darkmatter_power</text:p>
          </table:table-cell>
          <table:table-cell office:value-type="string">
            <text:p>no</text:p>
          </table:table-cell>
          <table:table-cell office:value-type="string">
            <text:p>tech_darkmatter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darkmatter_power</text:p>
          </table:table-cell>
          <table:table-cell office:value-type="string">
            <text:p>tech_antimatter_power_optimized</text:p>
          </table:table-cell>
          <table:table-cell office:value-type="string">
            <text:p>no</text:p>
          </table:table-cell>
          <table:table-cell office:value-type="string">
            <text:p>tech_antimatter_power_optimiz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antimatter_power_optimized</text:p>
          </table:table-cell>
          <table:table-cell office:value-type="string">
            <text:p>tech_fusion_power_energon</text:p>
          </table:table-cell>
          <table:table-cell office:value-type="string">
            <text:p>no</text:p>
          </table:table-cell>
          <table:table-cell office:value-type="string">
            <text:p>tech_fusion_power_energ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fusion_power_energon</text:p>
          </table:table-cell>
          <table:table-cell office:value-type="string">
            <text:p>tech_zero_point_power</text:p>
          </table:table-cell>
          <table:table-cell office:value-type="string">
            <text:p>no</text:p>
          </table:table-cell>
          <table:table-cell office:value-type="string">
            <text:p>tech_zero_point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fusion_power_energon</text:p>
          </table:table-cell>
          <table:table-cell office:value-type="string">
            <text:p>tech_mine_dark_matter</text:p>
          </table:table-cell>
          <table:table-cell office:value-type="string">
            <text:p>no</text:p>
          </table:table-cell>
          <table:table-cell office:value-type="string">
            <text:p>tech_mine_dark_matt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enigmatic_power_core</text:p>
          </table:table-cell>
          <table:table-cell office:value-type="string">
            <text:p>tech_zero_point_power</text:p>
          </table:table-cell>
          <table:table-cell office:value-type="string">
            <text:p>no</text:p>
          </table:table-cell>
          <table:table-cell office:value-type="string">
            <text:p>tech_zero_point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9</text:p>
          </table:table-cell>
          <table:table-cell office:value-type="string">
            <text:p>tech_zero_point_power</text:p>
          </table:table-cell>
          <table:table-cell office:value-type="string">
            <text:p>tech_antimatter_power</text:p>
          </table:table-cell>
          <table:table-cell office:value-type="string">
            <text:p>no</text:p>
          </table:table-cell>
          <table:table-cell office:value-type="string">
            <text:p>tech_antimatter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0</text:p>
          </table:table-cell>
          <table:table-cell office:value-type="string">
            <text:p>tech_antimatter_power</text:p>
          </table:table-cell>
          <table:table-cell office:value-type="string">
            <text:p>tech_cold_fusion_power</text:p>
          </table:table-cell>
          <table:table-cell office:value-type="string">
            <text:p>no</text:p>
          </table:table-cell>
          <table:table-cell office:value-type="string">
            <text:p>tech_cold_fusion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1</text:p>
          </table:table-cell>
          <table:table-cell office:value-type="string">
            <text:p>tech_cold_fusion_power</text:p>
          </table:table-cell>
          <table:table-cell office:value-type="string">
            <text:p>tech_fusion_power</text:p>
          </table:table-cell>
          <table:table-cell office:value-type="string">
            <text:p>no</text:p>
          </table:table-cell>
          <table:table-cell office:value-type="string">
            <text:p>tech_fusion_power</text:p>
          </table:table-cell>
          <table:table-cell table:number-columns-repeated="1018"/>
        </table:table-row>
        <table:table-row table:style-name="ro1">
          <table:table-cell office:value-type="string">
            <text:p>shield_rechargers_tech_check</text:p>
          </table:table-cell>
          <table:table-cell office:value-type="string">
            <text:p>OCC0</text:p>
          </table:table-cell>
          <table:table-cell office:value-type="string">
            <text:p>tech_shield_pumps_5</text:p>
          </table:table-cell>
          <table:table-cell office:value-type="string">
            <text:p>tech_shield_pumps_4</text:p>
          </table:table-cell>
          <table:table-cell office:value-type="string">
            <text:p>no</text:p>
          </table:table-cell>
          <table:table-cell office:value-type="string">
            <text:p>tech_shield_pump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shield_pumps_4</text:p>
          </table:table-cell>
          <table:table-cell office:value-type="string">
            <text:p>tech_shield_pumps_3</text:p>
          </table:table-cell>
          <table:table-cell office:value-type="string">
            <text:p>no</text:p>
          </table:table-cell>
          <table:table-cell office:value-type="string">
            <text:p>tech_shield_pump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shield_pumps_3</text:p>
          </table:table-cell>
          <table:table-cell office:value-type="string">
            <text:p>tech_shield_pumps_2</text:p>
          </table:table-cell>
          <table:table-cell office:value-type="string">
            <text:p>no</text:p>
          </table:table-cell>
          <table:table-cell office:value-type="string">
            <text:p>tech_shield_pump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shield_pumps_2</text:p>
          </table:table-cell>
          <table:table-cell office:value-type="string">
            <text:p>tech_shield_pumps_1</text:p>
          </table:table-cell>
          <table:table-cell office:value-type="string">
            <text:p>no</text:p>
          </table:table-cell>
          <table:table-cell office:value-type="string">
            <text:p>tech_shield_pumps_1</text:p>
          </table:table-cell>
          <table:table-cell table:number-columns-repeated="1018"/>
        </table:table-row>
        <table:table-row table:style-name="ro1">
          <table:table-cell office:value-type="string">
            <text:p>disruptor_tech_check</text:p>
          </table:table-cell>
          <table:table-cell office:value-type="string">
            <text:p>OCC0</text:p>
          </table:table-cell>
          <table:table-cell office:value-type="string">
            <text:p>tech_disruptors_3</text:p>
          </table:table-cell>
          <table:table-cell office:value-type="string">
            <text:p>tech_disruptors_2</text:p>
          </table:table-cell>
          <table:table-cell office:value-type="string">
            <text:p>no</text:p>
          </table:table-cell>
          <table:table-cell office:value-type="string">
            <text:p>tech_disruptor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disruptors_2</text:p>
          </table:table-cell>
          <table:table-cell office:value-type="string">
            <text:p>tech_disruptors_1</text:p>
          </table:table-cell>
          <table:table-cell office:value-type="string">
            <text:p>no</text:p>
          </table:table-cell>
          <table:table-cell office:value-type="string">
            <text:p>tech_disruptors_1</text:p>
          </table:table-cell>
          <table:table-cell table:number-columns-repeated="1018"/>
        </table:table-row>
        <table:table-row table:style-name="ro1">
          <table:table-cell office:value-type="string">
            <text:p>arc_emitter_tech_check</text:p>
          </table:table-cell>
          <table:table-cell/>
          <table:table-cell office:value-type="string">
            <text:p>tech_arc_emitter_2</text:p>
          </table:table-cell>
          <table:table-cell office:value-type="string">
            <text:p>tech_arc_emitter_1</text:p>
          </table:table-cell>
          <table:table-cell office:value-type="string">
            <text:p>no</text:p>
          </table:table-cell>
          <table:table-cell office:value-type="string">
            <text:p>tech_arc_emitter_1</text:p>
          </table:table-cell>
          <table:table-cell table:number-columns-repeated="1018"/>
        </table:table-row>
        <table:table-row table:style-name="ro1">
          <table:table-cell office:value-type="string">
            <text:p>lance_tech_check</text:p>
          </table:table-cell>
          <table:table-cell/>
          <table:table-cell office:value-type="string">
            <text:p>tech_energy_lance_2</text:p>
          </table:table-cell>
          <table:table-cell office:value-type="string">
            <text:p>tech_energy_lance_1</text:p>
          </table:table-cell>
          <table:table-cell office:value-type="string">
            <text:p>no</text:p>
          </table:table-cell>
          <table:table-cell office:value-type="string">
            <text:p>tech_energy_lance_1</text:p>
          </table:table-cell>
          <table:table-cell table:number-columns-repeated="1018"/>
        </table:table-row>
        <table:table-row table:style-name="ro1">
          <table:table-cell office:value-type="string">
            <text:p>mass_accelerator_tech_check</text:p>
          </table:table-cell>
          <table:table-cell/>
          <table:table-cell office:value-type="string">
            <text:p>tech_mass_accelerator_2</text:p>
          </table:table-cell>
          <table:table-cell office:value-type="string">
            <text:p>tech_mass_accelerator_1</text:p>
          </table:table-cell>
          <table:table-cell office:value-type="string">
            <text:p>no</text:p>
          </table:table-cell>
          <table:table-cell office:value-type="string">
            <text:p>tech_mass_accelerator_1</text:p>
          </table:table-cell>
          <table:table-cell table:number-columns-repeated="1018"/>
        </table:table-row>
        <table:table-row table:style-name="ro1">
          <table:table-cell office:value-type="string">
            <text:p>crystal_armor_tech_check</text:p>
          </table:table-cell>
          <table:table-cell office:value-type="string">
            <text:p>OCC0</text:p>
          </table:table-cell>
          <table:table-cell office:value-type="string">
            <text:p>tech_tfw_crystal_armor_4</text:p>
          </table:table-cell>
          <table:table-cell office:value-type="string">
            <text:p>tech_tfw_crystal_armor_3</text:p>
          </table:table-cell>
          <table:table-cell office:value-type="string">
            <text:p>no</text:p>
          </table:table-cell>
          <table:table-cell office:value-type="string">
            <text:p>tech_tfw_crystal_armor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crystal_armor_3</text:p>
          </table:table-cell>
          <table:table-cell office:value-type="string">
            <text:p>tech_crystal_armor_2</text:p>
          </table:table-cell>
          <table:table-cell office:value-type="string">
            <text:p>no</text:p>
          </table:table-cell>
          <table:table-cell office:value-type="string">
            <text:p>tech_crystal_armor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crystal_armor_2</text:p>
          </table:table-cell>
          <table:table-cell office:value-type="string">
            <text:p>tech_crystal_armor_1</text:p>
          </table:table-cell>
          <table:table-cell office:value-type="string">
            <text:p>no</text:p>
          </table:table-cell>
          <table:table-cell office:value-type="string">
            <text:p>tech_crystal_armor_1</text:p>
          </table:table-cell>
          <table:table-cell table:number-columns-repeated="1018"/>
        </table:table-row>
        <table:table-row table:style-name="ro1">
          <table:table-cell office:value-type="string">
            <text:p>afterburner_tech_check</text:p>
          </table:table-cell>
          <table:table-cell/>
          <table:table-cell office:value-type="string">
            <text:p>tech_afterburners_2</text:p>
          </table:table-cell>
          <table:table-cell office:value-type="string">
            <text:p>tech_afterburners_1</text:p>
          </table:table-cell>
          <table:table-cell office:value-type="string">
            <text:p>no</text:p>
          </table:table-cell>
          <table:table-cell office:value-type="string">
            <text:p>tech_afterburners_1</text:p>
          </table:table-cell>
          <table:table-cell table:number-columns-repeated="1018"/>
        </table:table-row>
        <table:table-row table:style-name="ro1">
          <table:table-cell office:value-type="string">
            <text:p>computer_tech_check</text:p>
          </table:table-cell>
          <table:table-cell office:value-type="string">
            <text:p>OCC0</text:p>
          </table:table-cell>
          <table:table-cell office:value-type="string">
            <text:p>tech_combat_computers_3</text:p>
          </table:table-cell>
          <table:table-cell office:value-type="string">
            <text:p>tech_combat_computers_2</text:p>
          </table:table-cell>
          <table:table-cell office:value-type="string">
            <text:p>no</text:p>
          </table:table-cell>
          <table:table-cell office:value-type="string">
            <text:p>tech_combat_computer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combat_computers_2</text:p>
          </table:table-cell>
          <table:table-cell office:value-type="string">
            <text:p>tech_combat_computers_1</text:p>
          </table:table-cell>
          <table:table-cell office:value-type="string">
            <text:p>no</text:p>
          </table:table-cell>
          <table:table-cell office:value-type="string">
            <text:p>tech_combat_computers_1</text:p>
          </table:table-cell>
          <table:table-cell table:number-columns-repeated="1018"/>
        </table:table-row>
        <table:table-row table:style-name="ro1">
          <table:table-cell office:value-type="string">
            <text:p>thruster_tech_check</text:p>
          </table:table-cell>
          <table:table-cell office:value-type="string">
            <text:p>OCC0</text:p>
          </table:table-cell>
          <table:table-cell office:value-type="string">
            <text:p>tech_new_thrusters_6</text:p>
          </table:table-cell>
          <table:table-cell office:value-type="string">
            <text:p>tech_new_thrusters_5</text:p>
          </table:table-cell>
          <table:table-cell office:value-type="string">
            <text:p>no</text:p>
          </table:table-cell>
          <table:table-cell office:value-type="string">
            <text:p>tech_new_thruster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new_thrusters_5</text:p>
          </table:table-cell>
          <table:table-cell office:value-type="string">
            <text:p>tech_thrusters_4</text:p>
          </table:table-cell>
          <table:table-cell office:value-type="string">
            <text:p>no</text:p>
          </table:table-cell>
          <table:table-cell office:value-type="string">
            <text:p>tech_thruster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fight_thrusters2</text:p>
          </table:table-cell>
          <table:table-cell office:value-type="string">
            <text:p>tech_tfw_fight_thrusters</text:p>
          </table:table-cell>
          <table:table-cell office:value-type="string">
            <text:p>no</text:p>
          </table:table-cell>
          <table:table-cell office:value-type="string">
            <text:p>tech_tfw_fight_thrust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fight_thrusters</text:p>
          </table:table-cell>
          <table:table-cell office:value-type="string">
            <text:p>tech_thrusters_4</text:p>
          </table:table-cell>
          <table:table-cell office:value-type="string">
            <text:p>no</text:p>
          </table:table-cell>
          <table:table-cell office:value-type="string">
            <text:p>tech_thruster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hrusters_4</text:p>
          </table:table-cell>
          <table:table-cell office:value-type="string">
            <text:p>tech_thrusters_3</text:p>
          </table:table-cell>
          <table:table-cell office:value-type="string">
            <text:p>no</text:p>
          </table:table-cell>
          <table:table-cell office:value-type="string">
            <text:p>tech_thruster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thrusters_3</text:p>
          </table:table-cell>
          <table:table-cell office:value-type="string">
            <text:p>tech_thrusters_2</text:p>
          </table:table-cell>
          <table:table-cell office:value-type="string">
            <text:p>no</text:p>
          </table:table-cell>
          <table:table-cell office:value-type="string">
            <text:p>tech_thrusters_2</text:p>
          </table:table-cell>
          <table:table-cell table:number-columns-repeated="1018"/>
        </table:table-row>
        <table:table-row table:style-name="ro1">
          <table:table-cell office:value-type="string">
            <text:p>sensor_tech_check</text:p>
          </table:table-cell>
          <table:table-cell office:value-type="string">
            <text:p>OCC0</text:p>
          </table:table-cell>
          <table:table-cell office:value-type="string">
            <text:p>tech_tfw_psi_sensors</text:p>
          </table:table-cell>
          <table:table-cell office:value-type="string">
            <text:p>tech_psionic_theory</text:p>
          </table:table-cell>
          <table:table-cell office:value-type="string">
            <text:p>no</text:p>
          </table:table-cell>
          <table:table-cell office:value-type="string">
            <text:p>tech_psionic_the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psi_sensors</text:p>
          </table:table-cell>
          <table:table-cell office:value-type="string">
            <text:p>tech_tfw_sensors_6</text:p>
          </table:table-cell>
          <table:table-cell office:value-type="string">
            <text:p>no</text:p>
          </table:table-cell>
          <table:table-cell office:value-type="string">
            <text:p>tech_tfw_sensors_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sensors_7</text:p>
          </table:table-cell>
          <table:table-cell office:value-type="string">
            <text:p>tech_tfw_sensors_6</text:p>
          </table:table-cell>
          <table:table-cell office:value-type="string">
            <text:p>no</text:p>
          </table:table-cell>
          <table:table-cell office:value-type="string">
            <text:p>tech_tfw_sensors_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sensors_6</text:p>
          </table:table-cell>
          <table:table-cell office:value-type="string">
            <text:p>tech_tfw_sensors_5</text:p>
          </table:table-cell>
          <table:table-cell office:value-type="string">
            <text:p>no</text:p>
          </table:table-cell>
          <table:table-cell office:value-type="string">
            <text:p>tech_tfw_sensor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fw_sensors_5</text:p>
          </table:table-cell>
          <table:table-cell office:value-type="string">
            <text:p>tech_sensors_4</text:p>
          </table:table-cell>
          <table:table-cell office:value-type="string">
            <text:p>no</text:p>
          </table:table-cell>
          <table:table-cell office:value-type="string">
            <text:p>tech_sensor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sensors_4</text:p>
          </table:table-cell>
          <table:table-cell office:value-type="string">
            <text:p>tech_sensors_3</text:p>
          </table:table-cell>
          <table:table-cell office:value-type="string">
            <text:p>no</text:p>
          </table:table-cell>
          <table:table-cell office:value-type="string">
            <text:p>tech_sensor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sensors_3</text:p>
          </table:table-cell>
          <table:table-cell office:value-type="string">
            <text:p>tech_sensors_2</text:p>
          </table:table-cell>
          <table:table-cell office:value-type="string">
            <text:p>no</text:p>
          </table:table-cell>
          <table:table-cell office:value-type="string">
            <text:p>tech_sensors_2</text:p>
          </table:table-cell>
          <table:table-cell table:number-columns-repeated="1018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1/30/2018</text:date>, <text:time>16:3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initial-creator>Na'aman</meta:initial-creator>
    <meta:creation-date>2018-01-28T09:37:50Z</meta:creation-date>
    <dc:date>2018-01-30T16:35:52.21</dc:date>
    <meta:editing-cycles>3</meta:editing-cycles>
    <meta:editing-duration>PT33M17S</meta:editing-duration>
    <meta:document-statistic meta:table-count="1" meta:cell-count="717" meta:object-count="0"/>
  </office:meta>
</office:document-meta>
</file>